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4.205cm" style:rel-column-width="16210*"/>
    </style:style>
    <style:style style:name="Table1.B" style:family="table-column">
      <style:table-column-properties style:column-width="12.795cm" style:rel-column-width="4932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983b0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1.284cm" fo:background-color="transparent" fo:keep-together="auto">
        <style:background-image/>
      </style:table-row-properties>
    </style:style>
    <style:style style:name="Table1.A2" style:family="table-cell">
      <style:table-cell-properties fo:background-color="#5983b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8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31cb13" officeooo:paragraph-rsid="0131cb1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31cb13" officeooo:paragraph-rsid="014550a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131cb13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1271a1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12f425b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14c7ae5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14e2bcc"/>
    </style:style>
    <style:style style:name="P8" style:family="paragraph" style:parent-style-name="Standard">
      <style:paragraph-properties>
        <style:tab-stops/>
      </style:paragraph-properties>
      <style:text-properties fo:font-variant="normal" fo:text-transform="none" fo:color="#2e74b5" loext:opacity="100%" style:font-name="Arial1" fo:font-size="14pt" fo:letter-spacing="normal" style:rfc-language-tag="sr-Latn-RS" fo:language="sr" fo:script="Latn" fo:country="RS" fo:font-style="normal" style:text-underline-style="none" fo:font-weight="bold" officeooo:rsid="0125cbaa" officeooo:paragraph-rsid="01271a1d" fo:background-color="transparent" style:font-name-asian="NSimSun" style:font-size-asian="14pt" style:font-weight-asian="bold" style:font-name-complex="Arial" style:font-size-complex="14pt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paragraph-rsid="01406206" fo:background-color="transparen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paragraph-rsid="01411a78" fo:background-color="transparen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paragraph-rsid="014550aa" fo:background-color="transparen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2af13c" officeooo:paragraph-rsid="012af13c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Arial1" fo:font-size="11pt" fo:letter-spacing="normal" style:rfc-language-tag="sr-Latn-RS" fo:language="sr" fo:script="Latn" fo:country="RS" fo:font-style="normal" fo:text-shadow="none" style:text-underline-style="none" fo:font-weight="bold" officeooo:rsid="007d7816" officeooo:paragraph-rsid="010f4507" fo:background-color="transparent" style:font-name-asian="NSimSun" style:font-size-asian="11pt" style:font-style-asian="normal" style:font-weight-asian="bold" style:font-name-complex="Arial" style:font-size-complex="11pt" style:font-style-complex="normal" style:font-weight-complex="bold" style:text-overline-style="none" style:text-overline-color="font-color"/>
    </style:style>
    <style:style style:name="P14" style:family="paragraph" style:parent-style-name="Text_20_body">
      <style:paragraph-properties>
        <style:tab-stops/>
      </style:paragraph-properties>
      <style:text-properties fo:font-variant="normal" fo:text-transform="none" fo:color="#2e74b5" loext:opacity="100%" style:font-name="Arial1" fo:font-size="14pt" fo:letter-spacing="normal" style:rfc-language-tag="sr-Latn-RS" fo:language="sr" fo:script="Latn" fo:country="RS" fo:font-style="normal" style:text-underline-style="none" fo:font-weight="bold" officeooo:rsid="0125cbaa" officeooo:paragraph-rsid="0112b615" fo:background-color="transparent" style:font-name-asian="NSimSun" style:font-size-asian="14pt" style:font-weight-asian="bold" style:font-name-complex="Arial" style:font-size-complex="14pt" style:font-weight-complex="bold"/>
    </style:style>
    <style:style style:name="P15" style:family="paragraph" style:parent-style-name="Text_20_body">
      <style:text-properties fo:font-variant="normal" fo:text-transform="none" fo:color="#000000" loext:opacity="100%" style:font-name="Arial1" fo:font-size="11pt" fo:letter-spacing="normal" style:rfc-language-tag="sr-Latn-RS" fo:language="sr" fo:script="Latn" fo:country="RS" fo:font-style="normal" style:text-underline-style="none" fo:font-weight="normal" officeooo:rsid="007d7816" officeooo:paragraph-rsid="001f72bc" fo:background-color="transparent" style:font-name-asian="NSimSun" style:font-size-asian="11pt" style:font-weight-asian="normal" style:font-name-complex="Arial" style:font-size-complex="11pt" style:font-weight-complex="normal"/>
    </style:style>
    <style:style style:name="P16" style:family="paragraph" style:parent-style-name="Heading_20_2">
      <style:paragraph-properties fo:text-align="start" style:justify-single-word="false">
        <style:tab-stops/>
      </style:paragraph-properties>
      <style:text-properties officeooo:paragraph-rsid="0112b615"/>
    </style:style>
    <style:style style:name="P17" style:family="paragraph" style:parent-style-name="Heading_20_2">
      <style:paragraph-properties fo:text-align="start" style:justify-single-word="false">
        <style:tab-stops/>
      </style:paragraph-properties>
      <style:text-properties officeooo:paragraph-rsid="013cf876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4550aa" officeooo:paragraph-rsid="014550aa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letter-spacing="normal" style:rfc-language-tag="sr-Latn-RS" fo:language="sr" fo:script="Latn" fo:country="RS" fo:font-style="normal" fo:text-shadow="none" style:text-underline-style="none" fo:font-weight="bold" officeooo:rsid="00089a07" fo:background-color="transparent" loext:char-shading-value="0" style:font-name-asian="NSimSun" style:font-size-asian="11pt" style:font-style-asian="normal" style:font-weight-asian="bold" style:font-name-complex="Arial" style:font-size-complex="11pt" style:font-style-complex="normal" style:font-weight-complex="bold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letter-spacing="normal" style:rfc-language-tag="sr-Latn-RS" fo:language="sr" fo:script="Latn" fo:country="RS" fo:font-style="normal" fo:text-shadow="none" style:text-underline-style="none" fo:font-weight="bold" officeooo:rsid="01394cfc" fo:background-color="transparent" loext:char-shading-value="0" style:font-name-asian="NSimSun" style:font-size-asian="11pt" style:font-style-asian="normal" style:font-weight-asian="bold" style:font-name-complex="Arial" style:font-size-complex="11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letter-spacing="normal" style:rfc-language-tag="sr-Latn-RS" fo:language="sr" fo:script="Latn" fo:country="RS" fo:font-style="normal" fo:text-shadow="none" style:text-underline-style="none" fo:font-weight="bold" officeooo:rsid="010247c9" fo:background-color="transparent" loext:char-shading-value="0" style:font-name-asian="NSimSun" style:font-size-asian="11pt" style:font-style-asian="normal" style:font-weight-asian="bold" style:font-name-complex="Arial" style:font-size-complex="11pt" style:font-style-complex="normal" style:font-weight-complex="bold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letter-spacing="normal" style:rfc-language-tag="sr-Latn-RS" fo:language="sr" fo:script="Latn" fo:country="RS" fo:font-style="normal" fo:text-shadow="none" style:text-underline-style="none" fo:font-weight="bold" officeooo:rsid="0125cbaa" fo:background-color="transparent" loext:char-shading-value="0" style:font-name-asian="NSimSun" style:font-size-asian="11pt" style:font-style-asian="normal" style:font-weight-asian="bold" style:font-name-complex="Arial" style:font-size-complex="11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1pt" fo:letter-spacing="normal" style:rfc-language-tag="sr-Latn-RS" fo:language="sr" fo:script="Latn" fo:country="RS" fo:font-style="normal" fo:text-shadow="none" style:text-underline-style="none" fo:font-weight="normal" officeooo:rsid="013cf876" fo:background-color="transparent" loext:char-shading-value="0" style:font-name-asian="NSimSun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1pt" fo:letter-spacing="normal" style:rfc-language-tag="sr-Latn-RS" fo:language="sr" fo:script="Latn" fo:country="RS" fo:font-style="normal" fo:text-shadow="none" style:text-underline-style="none" fo:font-weight="normal" officeooo:rsid="00089a07" fo:background-color="transparent" loext:char-shading-value="0" style:font-name-asian="NSimSun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1pt" fo:letter-spacing="normal" style:rfc-language-tag="sr-Latn-RS" fo:language="sr" fo:script="Latn" fo:country="RS" fo:font-style="normal" fo:text-shadow="none" style:text-underline-style="none" fo:font-weight="normal" officeooo:rsid="013fef57" fo:background-color="transparent" loext:char-shading-value="0" style:font-name-asian="NSimSun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1pt" fo:letter-spacing="normal" style:rfc-language-tag="sr-Latn-RS" fo:language="sr" fo:script="Latn" fo:country="RS" fo:font-style="normal" fo:text-shadow="none" style:text-underline-style="none" fo:font-weight="normal" officeooo:rsid="010531f6" fo:background-color="transparent" loext:char-shading-value="0" style:font-name-asian="NSimSun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1pt" fo:letter-spacing="normal" style:rfc-language-tag="sr-Latn-RS" fo:language="sr" fo:script="Latn" fo:country="RS" fo:font-style="normal" fo:text-shadow="none" style:text-underline-style="none" fo:font-weight="normal" officeooo:rsid="0074a9c5" fo:background-color="transparent" loext:char-shading-value="0" style:font-name-asian="NSimSun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1pt" fo:letter-spacing="normal" style:rfc-language-tag="sr-Latn-RS" fo:language="sr" fo:script="Latn" fo:country="RS" fo:font-style="normal" fo:text-shadow="none" style:text-underline-style="none" fo:font-weight="normal" officeooo:rsid="00089a07" style:font-name-asian="NSimSun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31cb13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44576b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4550aa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45d8d8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2fef09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42cc9a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3ebbc2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3cf876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411a78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4c7ae5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4e2bcc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542159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31cb1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4457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4550a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3cf87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2fef0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1" fo:font-size="11pt" style:rfc-language-tag="sr-Latn-RS" fo:language="sr" fo:script="Latn" fo:country="RS" fo:font-style="normal" fo:text-shadow="none" style:text-underline-style="none" fo:font-weight="normal" officeooo:rsid="0145d8d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officeooo:rsid="0131cb13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officeooo:rsid="014550aa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134f6e6"/>
    </style:style>
    <style:style style:name="T34" style:family="text">
      <style:text-properties officeooo:rsid="014550aa"/>
    </style:style>
    <style:style style:name="T35" style:family="text">
      <style:text-properties officeooo:rsid="014fa7a5"/>
    </style:style>
    <style:style style:name="T36" style:family="text">
      <style:text-properties officeooo:rsid="015421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h text:style-name="P16" text:outline-level="2"><text:span text:style-name="T1">Projekat P_LEK_N_</text:span><text:span text:style-name="T2">PPP</text:span><text:span text:style-name="T3"> </text:span><text:span text:style-name="T1">– </text:span><text:span text:style-name="T4">Project Charter</text:span></text:h>
          </table:table-cell>
          <table:covered-table-cell/>
        </table:table-row>
        <table:table-row table:style-name="Table1.2">
          <table:table-cell table:style-name="Table1.A2" office:value-type="string">
            <text:p text:style-name="P12">Naziv projekta</text:p>
          </table:table-cell>
          <table:table-cell table:style-name="Table1.B2" office:value-type="string">
            <text:h text:style-name="P17" text:outline-level="2"><text:span text:style-name="T5">P</text:span><text:span text:style-name="T6">latform</text:span><text:span text:style-name="T5">a</text:span><text:span text:style-name="T6"> za obezbeđivanje široke podrške </text:span><text:span text:style-name="T5">i kontakt tačaka </text:span><text:span text:style-name="T6">Programa P_LEK_N – </text:span><text:span text:style-name="T7">promocija</text:span><text:span text:style-name="T8"> </text:span><text:span text:style-name="T6">lokalnog ekološkog koridora Nade</text:span><text:span text:style-name="T9">la </text:span><text:span text:style-name="T6">(PPP)</text:span></text:h>
          </table:table-cell>
        </table:table-row>
        <table:table-row table:style-name="Table1.3">
          <table:table-cell table:style-name="Table1.A2" office:value-type="string">
            <text:p text:style-name="P12">Namena projekta</text:p>
          </table:table-cell>
          <table:table-cell table:style-name="Table1.B2" office:value-type="string">
            <text:p text:style-name="P5"><text:span text:style-name="T12">Složen program široko postavljenog cilja podizanja svesnosti lokalnog stanovništva i nadležih institucija o značaju lokalnog ekološkog koridora Nadela zahteva veliki nivo </text:span><text:span text:style-name="T14">obaveštenosti i </text:span><text:span text:style-name="T12">podrške svih učesnika, </text:span><text:span text:style-name="T14">ključnih aktera i ciljnih grupa</text:span><text:span text:style-name="T12">. U ovoj početnoj tački definišu se </text:span><text:span text:style-name="T20">interesne</text:span><text:span text:style-name="T12"> grupe, uspostavlja inicijalni kontakt, </text:span><text:span text:style-name="T14">obaveštava o početku aktivnosti </text:span><text:span text:style-name="T13">i vrši</text:span><text:span text:style-name="T30"> anketa </text:span><text:span text:style-name="T14">o (potencijalnim) potrebama u vezi ekološkog koridora Nadela</text:span><text:span text:style-name="T12">. </text:span></text:p>
          </table:table-cell>
        </table:table-row>
        <table:table-row table:style-name="Table1.4">
          <table:table-cell table:style-name="Table1.A2" office:value-type="string">
            <text:p text:style-name="P12">Ciljevi projekta</text:p>
          </table:table-cell>
          <table:table-cell table:style-name="Table1.B2" office:value-type="string">
            <text:p text:style-name="P9"><text:span text:style-name="T31">- </text:span><text:span text:style-name="T26">Utvrđ</text:span><text:span text:style-name="T24">ivanje</text:span><text:span text:style-name="T26"> ulazni</text:span><text:span text:style-name="T24">h</text:span><text:span text:style-name="T26"> poda</text:span><text:span text:style-name="T24">taka</text:span><text:span text:style-name="T27">;</text:span></text:p>
            <text:p text:style-name="P6"><text:span text:style-name="T15">- </text:span><text:span text:style-name="T18">Utvrđ</text:span><text:span text:style-name="T12">ivanje</text:span><text:span text:style-name="T19"> </text:span><text:span text:style-name="T18">ulazni</text:span><text:span text:style-name="T12">h</text:span><text:span text:style-name="T18"> poda</text:span><text:span text:style-name="T12">taka </text:span><text:span text:style-name="T20">o interesnim grupama</text:span><text:span text:style-name="T17">;</text:span></text:p>
            <text:p text:style-name="P4"><text:span text:style-name="T15">- </text:span><text:span text:style-name="T21">F</text:span><text:span text:style-name="T15">inalizacija projekta. </text:span></text:p>
          </table:table-cell>
        </table:table-row>
        <table:table-row table:style-name="Table1.5">
          <table:table-cell table:style-name="Table1.A2" office:value-type="string">
            <text:p text:style-name="P12">Stejkholderi</text:p>
          </table:table-cell>
          <table:table-cell table:style-name="Table1.B2" office:value-type="string">
            <text:p text:style-name="P1">Klijent / <text:span text:style-name="T33">vlasnik</text:span>: Aleksandar Peulić</text:p>
            <text:p text:style-name="P1">Projekt menadžer / <text:span text:style-name="T33">scrum master</text:span>: Jelena Tomić</text:p>
            <text:p text:style-name="P1">Projektni tim: Vukašin Kotrlja, <text:span text:style-name="T35">Jelena Tomić.</text:span></text:p>
          </table:table-cell>
        </table:table-row>
        <table:table-row table:style-name="Table1.6">
          <table:table-cell table:style-name="Table1.A2" office:value-type="string">
            <text:p text:style-name="P12">Ključni događaji</text:p>
          </table:table-cell>
          <table:table-cell table:style-name="Table1.B2" office:value-type="string">
            <text:p text:style-name="P10"><text:span text:style-name="T31">- </text:span><text:span text:style-name="T26">Utvrđeni ulazni podaci </text:span><text:span text:style-name="T28">(01.06.2021.)</text:span><text:span text:style-name="T27">;</text:span></text:p>
            <text:p text:style-name="P6"><text:span text:style-name="T15">- </text:span><text:span text:style-name="T18">Utvrđ</text:span><text:span text:style-name="T12">e</text:span><text:span text:style-name="T20">ni </text:span><text:span text:style-name="T18">ulazni poda</text:span><text:span text:style-name="T21">ci</text:span><text:span text:style-name="T12"> </text:span><text:span text:style-name="T20">o interesnim grupama </text:span><text:span text:style-name="T14">(08.06.2021.)</text:span><text:span text:style-name="T17">;</text:span></text:p>
            <text:p text:style-name="P7"><text:span text:style-name="T15">- </text:span><text:span text:style-name="T21">Finaliziran</text:span><text:span text:style-name="T15"> projek</text:span><text:span text:style-name="T21">a</text:span><text:span text:style-name="T15">t</text:span><text:span text:style-name="T16"> </text:span><text:span text:style-name="T14">(1</text:span><text:span text:style-name="T22">4</text:span><text:span text:style-name="T14">.06.2021.)</text:span><text:span text:style-name="T15">. </text:span></text:p>
          </table:table-cell>
        </table:table-row>
        <table:table-row table:style-name="Table1.7">
          <table:table-cell table:style-name="Table1.A2" office:value-type="string">
            <text:p text:style-name="P12">Pretpostavke, ograničenja i rizici</text:p>
          </table:table-cell>
          <table:table-cell table:style-name="Table1.B2" office:value-type="string">
            <text:p text:style-name="P11"><text:span text:style-name="T23">- </text:span><text:span text:style-name="T25">Postoje ključni subjekti i ciljne grupe za realizaciju Programa <text:s/></text:span><text:span text:style-name="T10">P_LEK_N;</text:span></text:p>
            <text:p text:style-name="P2">- <text:span text:style-name="T34">Nema ograničenja;</text:span></text:p>
            <text:p text:style-name="P18">- Covid 19.</text:p>
          </table:table-cell>
        </table:table-row>
        <table:table-row table:style-name="Table1.8">
          <table:table-cell table:style-name="Table1.A2" office:value-type="string">
            <text:p text:style-name="P12">Kontakt osoba</text:p>
          </table:table-cell>
          <table:table-cell table:style-name="Table1.B2" office:value-type="string">
            <text:p text:style-name="P3"><text:span text:style-name="T11">Jelena Tomić, </text:span><text:span text:style-name="T29">P</text:span><text:span text:style-name="T11">roje</text:span><text:span text:style-name="T29">k</text:span><text:span text:style-name="T11">t menadžer</text:span></text:p>
            <text:p text:style-name="P1">jelena.<text:span text:style-name="T32">saurus@gmail.com</text:span></text:p>
          </table:table-cell>
        </table:table-row>
      </table:table>
      <text:p text:style-name="P8"/>
      <text:p text:style-name="P14"/>
      <text:p text:style-name="P14"/>
      <text:p text:style-name="P15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0T14:53:13.952000000</meta:creation-date>
    <meta:generator>LibreOffice/7.0.3.1$Windows_X86_64 LibreOffice_project/d7547858d014d4cf69878db179d326fc3483e082</meta:generator>
    <dc:date>2021-06-09T22:35:16.610000000</dc:date>
    <meta:editing-duration>PT18H26M18S</meta:editing-duration>
    <meta:editing-cycles>188</meta:editing-cycles>
    <meta:document-statistic meta:table-count="1" meta:image-count="0" meta:object-count="0" meta:page-count="1" meta:paragraph-count="24" meta:word-count="163" meta:character-count="1249" meta:non-whitespace-character-count="1104"/>
  </office:meta>
</office:document-meta>
</file>